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PatternTests.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PatternTests.foundImmediatelyWhenNameOfExceptionThrownStartsWithNameOfRegister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TypeTests.constructorPre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PatternTests.foundImmediatelyWhenDirec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TypeTests.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PatternTests.foundInSuperclass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PatternTests.constructorPre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TypeTests.foundInSuperclass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PatternTests.alwaysFoundFor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TypeTests.foundImmediatelyWhenDirec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TypeTests.notFoundWhenNameOfExceptionThrownStartsWithNameOfRegister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TypeTests.alwaysFoundFor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PatternTests.foundImmediatelyWhenExceptionThrownIsNestedTypeOfRegister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TypeTests.notFoundWhenExceptionThrownIsNestedTypeOfRegister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